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6be7" officeooo:paragraph-rsid="00086be7"/>
    </style:style>
    <style:style style:name="P2" style:family="paragraph" style:parent-style-name="Standard">
      <style:text-properties officeooo:rsid="000905fc" officeooo:paragraph-rsid="000905fc"/>
    </style:style>
    <style:style style:name="P3" style:family="paragraph" style:parent-style-name="Standard">
      <style:text-properties style:font-name="Arial" officeooo:rsid="000905fc" officeooo:paragraph-rsid="000905fc"/>
    </style:style>
    <style:style style:name="P4" style:family="paragraph" style:parent-style-name="Standard">
      <style:text-properties officeooo:paragraph-rsid="00086be7"/>
    </style:style>
    <style:style style:name="T1" style:family="text">
      <style:text-properties officeooo:rsid="000905fc"/>
    </style:style>
    <style:style style:name="T2" style:family="text">
      <style:text-properties officeooo:rsid="000921dc"/>
    </style:style>
    <style:style style:name="T3" style:family="text">
      <style:text-properties style:font-name="Liberation Sans" fo:font-size="25.8999996185303pt" fo:font-weight="bold" officeooo:rsid="000af5d8" style:font-name-asian="Noto Sans CJK SC" style:font-size-asian="18.2000007629395pt" style:font-weight-asian="bold" style:font-name-complex="Lohit Devanagari" style:font-size-complex="18.2000007629395pt" style:font-weight-complex="bold"/>
    </style:style>
    <style:style style:name="T4" style:family="text">
      <style:text-properties officeooo:rsid="00086be7"/>
    </style:style>
    <style:style style:name="T5" style:family="text">
      <style:text-properties style:font-name="Arial" officeooo:rsid="000cc51d"/>
    </style:style>
    <style:style style:name="T6" style:family="text">
      <style:text-properties officeooo:rsid="000e6b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Project </text:span>Description</text:h>
      <text:p text:style-name="P1">{<text:span text:style-name="T1">P</text:span>roject name}</text:p>
      <text:h text:style-name="Heading_20_2" text:outline-level="2">Purpose and Expected Benefits</text:h>
      <text:p text:style-name="P1">{<text:span text:style-name="T1">A</text:span> short description of why you’re going to do the project, and what benefits it has for your organization.}</text:p>
      <text:h text:style-name="Heading_20_2" text:outline-level="2">Expected Cost and Duration</text:h>
      <text:p text:style-name="P4"><text:span text:style-name="T4">{</text:span><text:span text:style-name="T1">Also mention the source of these constraints: </text:span><text:span text:style-name="T6">A</text:span><text:span text:style-name="T1">re they internal preferences, or contractual obligations? How flexible and negotiable are they? How </text:span><text:span text:style-name="T5">would</text:span><text:span text:style-name="T1"> changes to the duration and cost of the project impact the business?}</text:span></text:p>
      <text:h text:style-name="Heading_20_2" text:outline-level="2">Requirements and Quality Expectations </text:h>
      <text:p text:style-name="P3">{Make sure you focus on <text:span text:style-name="T2">major </text:span>requirements and quality expectations, and not on the functions, feature, or scope characteristics that can satisfy those requirements. The latter belong to the Deliverables Map.}</text:p>
      <text:h text:style-name="Heading_20_2" text:outline-level="2">Stakeholder List </text:h>
      <text:p text:style-name="P2">{List all the stakeholders (people who have an interest in the project and can impact it), and extra information when needed (e.g., their reporting requirements). Get back to this document and update it as soon as you identify a new stakehold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508cm" loext:contextual-spacing="false" fo:line-height="115%"/>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5T10:23:54.760462315</meta:creation-date>
    <dc:date>2021-05-10T09:58:06.569793559</dc:date>
    <meta:editing-duration>PT52M15S</meta:editing-duration>
    <meta:editing-cycles>5</meta:editing-cycles>
    <meta:generator>LibreOffice/6.4.4.2$Linux_X86_64 LibreOffice_project/3d775be2011f3886db32dfd395a6a6d1ca2630ff</meta:generator>
    <meta:document-statistic meta:table-count="0" meta:image-count="0" meta:object-count="0" meta:page-count="1" meta:paragraph-count="10" meta:word-count="143" meta:character-count="929" meta:non-whitespace-character-count="794"/>
  </office:meta>
</office:document-meta>
</file>